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4.83cm" fo:min-width="15.692cm" loext:decorative="false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top" draw:auto-grow-height="false" fo:min-height="8.64cm" fo:min-width="15.692cm" loext:decorative="false"/>
      <style:paragraph-properties style:writing-mode="lr-tb"/>
    </style:style>
    <style:style style:name="gr3" style:family="graphic" style:parent-style-name="standard">
      <style:graphic-properties draw:fill-color="#ffbf00" draw:textarea-horizontal-align="justify" draw:textarea-vertical-align="middle" draw:auto-grow-height="false" fo:min-height="1.02cm" fo:min-width="2.357cm" loext:decorative="false"/>
      <style:paragraph-properties style:writing-mode="lr-tb"/>
    </style:style>
    <style:style style:name="gr4" style:family="graphic" style:parent-style-name="standard">
      <style:graphic-properties draw:fill-color="#ffbf00" draw:textarea-horizontal-align="justify" draw:textarea-vertical-align="middle" draw:auto-grow-height="false" fo:min-height="1.02cm" fo:min-width="4.5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0.874cm" fo:min-width="1.971cm" loext:decorative="false"/>
      <style:paragraph-properties style:writing-mode="lr-tb"/>
    </style:style>
    <style:style style:name="gr7" style:family="graphic" style:parent-style-name="standard">
      <style:graphic-properties svg:stroke-color="#ff0000" draw:fill-color="#81d41a" draw:textarea-vertical-align="middle" loext:decorative="false"/>
    </style:style>
    <style:style style:name="gr8" style:family="graphic" style:parent-style-name="standard">
      <style:graphic-properties svg:stroke-color="#ff0000" draw:fill-color="#ffbf00" draw:textarea-horizontal-align="justify" draw:textarea-vertical-align="middle" draw:auto-grow-height="false" fo:min-height="1.338cm" fo:min-width="2.993cm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start="Arrowheads_20_5" draw:marker-start-width="0.3cm" draw:marker-end="Arrowheads_20_6" draw:marker-end-width="0.3cm" draw:fill="none" draw:fill-color="#81d41a" draw:textarea-vertical-align="middle" loext:decorative="false"/>
    </style:style>
    <style:style style:name="gr10" style:family="graphic" style:parent-style-name="objectwithoutfill">
      <style:graphic-properties svg:stroke-color="#000000" draw:marker-start="Arrowheads_20_7" draw:marker-start-width="0.3cm" draw:marker-end="Arrowheads_20_8" draw:marker-end-width="0.3cm" draw:fill="none" draw:fill-color="#81d41a" draw:textarea-vertical-align="middle" loext:decorative="false"/>
    </style:style>
    <style:style style:name="gr11" style:family="graphic" style:parent-style-name="objectwithoutfill">
      <style:graphic-properties svg:stroke-color="#000000" draw:marker-start="Arrowheads_20_9" draw:marker-start-width="0.3cm" draw:marker-end="Arrowheads_20_10" draw:marker-end-width="0.3cm" draw:fill="none" draw:fill-color="#81d41a" draw:textarea-vertical-align="middle" loext:decorative="false"/>
    </style:style>
    <style:style style:name="gr12" style:family="graphic" style:parent-style-name="objectwithoutfill">
      <style:graphic-properties svg:stroke-color="#000000" draw:marker-start="Arrowheads_20_13" draw:marker-start-width="0.3cm" draw:marker-end="Arrowheads_20_14" draw:marker-end-width="0.3cm" draw:fill="none" draw:fill-color="#81d41a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ffbf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81d41a"/>
      <style:paragraph-properties fo:text-align="center"/>
    </style:style>
    <style:style style:name="P7" style:family="paragraph">
      <loext:graphic-properties draw:fill="none" draw:fill-color="#81d41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192cm" svg:height="5.08cm" svg:x="2.27cm" svg:y="12.43cm">
          <text:p text:style-name="P1">Mainframe ho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6.192cm" svg:height="8.89cm" svg:x="2.27cm" svg:y="1.317cm">
          <text:p text:style-name="P1">Node host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2.857cm" svg:height="1.27cm" svg:x="2.905cm" svg:y="4.81cm">
          <text:p text:style-name="P1">API</text:p>
          <text:p text:style-name="P1">Container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5.08cm" svg:height="1.27cm" svg:x="12.43cm" svg:y="4.81cm">
          <text:p text:style-name="P1">AWG</text:p>
          <text:p text:style-name="P1">Container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5.08cm" svg:height="1.27cm" svg:x="12.43cm" svg:y="7.35cm">
          <text:p text:style-name="P1">ShadowSocks</text:p>
          <text:p text:style-name="P1">Container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5.08cm" svg:height="1.27cm" svg:x="12.43cm" svg:y="2.27cm">
          <text:p text:style-name="P1">Xray</text:p>
          <text:p text:style-name="P1">Container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81cm" svg:height="0.806cm" svg:x="5.584cm" svg:y="4.601cm">
          <draw:text-box>
            <text:p>docker.sock</text:p>
          </draw:text-box>
        </draw:frame>
        <draw:custom-shape draw:style-name="gr6" draw:text-style-name="P6" xml:id="id2" draw:id="id2" draw:layer="layout" svg:width="3.493cm" svg:height="1.588cm" svg:x="2.587cm" svg:y="7.667cm">
          <text:p text:style-name="P1">Shared volu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6" draw:layer="layout" svg:x1="17.51cm" svg:y1="5.445cm" svg:x2="4.334cm" svg:y2="9.255cm" draw:start-shape="id1" draw:start-glue-point="1" draw:end-shape="id2" draw:end-glue-point="8" svg:d="M17510 5445h501v4312h-13677v-502" svg:viewBox="0 0 13678 4313">
          <text:p/>
        </draw:connector>
        <draw:connector draw:style-name="gr7" draw:text-style-name="P6" draw:layer="layout" svg:x1="17.51cm" svg:y1="7.985cm" svg:x2="4.334cm" svg:y2="9.255cm" draw:start-shape="id3" draw:start-glue-point="1" draw:end-shape="id2" draw:end-glue-point="8" svg:d="M17510 7985h501v1772h-13677v-502" svg:viewBox="0 0 13678 1773">
          <text:p/>
        </draw:connector>
        <draw:connector draw:style-name="gr7" draw:text-style-name="P6" draw:layer="layout" svg:x1="17.51cm" svg:y1="2.905cm" svg:x2="4.334cm" svg:y2="9.255cm" draw:start-shape="id4" draw:start-glue-point="1" draw:end-shape="id2" draw:end-glue-point="8" svg:d="M17510 2905h501v6852h-13677v-502" svg:viewBox="0 0 13678 6853">
          <text:p/>
        </draw:connector>
        <draw:connector draw:style-name="gr7" draw:text-style-name="P6" draw:layer="layout" svg:x1="4.333cm" svg:y1="6.08cm" svg:x2="4.334cm" svg:y2="7.667cm" draw:start-shape="id5" draw:start-glue-point="2" draw:end-shape="id2" draw:end-glue-point="4" svg:d="M4333 6080v794h1v793" svg:viewBox="0 0 2 1588">
          <text:p/>
        </draw:connector>
        <draw:custom-shape draw:style-name="gr8" draw:text-style-name="P4" xml:id="id6" draw:id="id6" draw:layer="layout" svg:width="3.493cm" svg:height="1.588cm" svg:x="3.222cm" svg:y="14.017cm">
          <text:p text:style-name="P1">Mainframe</text:p>
          <text:p text:style-name="P1">container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line-skew="-0.804cm" svg:x1="3.222cm" svg:y1="14.811cm" svg:x2="2.905cm" svg:y2="5.445cm" draw:start-shape="id6" draw:start-glue-point="3" draw:end-shape="id5" draw:end-glue-point="3" svg:d="M3222 14811h-1623v-9366h1306" svg:viewBox="0 0 1624 9367">
          <text:p/>
        </draw:connector>
        <draw:connector draw:style-name="gr10" draw:text-style-name="P7" draw:layer="layout" svg:x1="5.762cm" svg:y1="5.445cm" svg:x2="12.43cm" svg:y2="2.905cm" draw:start-shape="id5" draw:start-glue-point="1" draw:end-shape="id4" draw:end-glue-point="3" svg:d="M5762 5445h3334v-2540h3334" svg:viewBox="0 0 6669 2541">
          <text:p/>
        </draw:connector>
        <draw:connector draw:style-name="gr11" draw:text-style-name="P7" draw:layer="layout" svg:x1="5.762cm" svg:y1="5.445cm" svg:x2="12.43cm" svg:y2="5.445cm" draw:start-shape="id5" draw:start-glue-point="1" draw:end-shape="id1" draw:end-glue-point="3" svg:d="M5762 5445h6668" svg:viewBox="0 0 6669 1">
          <text:p/>
        </draw:connector>
        <draw:connector draw:style-name="gr12" draw:text-style-name="P7" draw:layer="layout" svg:x1="5.762cm" svg:y1="5.445cm" svg:x2="12.43cm" svg:y2="7.985cm" draw:start-shape="id5" draw:start-glue-point="1" draw:end-shape="id3" draw:end-glue-point="3" svg:d="M5762 5445h3334v2540h3334" svg:viewBox="0 0 6669 2541">
          <text:p/>
        </draw:connector>
        <draw:frame draw:style-name="gr13" draw:text-style-name="P5" draw:layer="layout" svg:width="3.81cm" svg:height="0.952cm" draw:transform="rotate (1.57254165604689) translate (1.642cm 12.432cm)">
          <draw:text-box>
            <text:p>HTTP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5:15:11.002182682</meta:creation-date>
    <dc:date>2025-01-24T01:25:28.174877298</dc:date>
    <meta:editing-duration>PT9H24M38S</meta:editing-duration>
    <meta:editing-cycles>1</meta:editing-cycles>
    <meta:document-statistic meta:object-count="18"/>
    <meta:generator>LibreOffice/24.8.3.2$Linux_X86_64 LibreOffice_project/480$Build-2</meta:generator>
  </office:meta>
</office:document-meta>
</file>